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bcb" officeooo:paragraph-rsid="001cfb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Array vs Linked List:</text:p>
      <text:p text:style-name="P1"/>
      <text:p text:style-name="P1">-&gt; Array is a collection of similar data types.</text:p>
      <text:p text:style-name="P1"><text:s text:c="4"/>Linked list is a collection of non-primitive dat sturctures know as Node.</text:p>
      <text:p text:style-name="P1"/>
      <text:p text:style-name="P1">-&gt; Array is fast because of index concep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7:31:19.099329055</meta:creation-date>
    <dc:date>2020-03-29T18:30:56.042033466</dc:date>
    <meta:editing-duration>PT49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3" meta:character-count="187" meta:non-whitespace-character-count="154"/>
  </office:meta>
</office:document-meta>
</file>